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5" style:family="graphic" style:parent-style-name="objectwithoutfill">
      <style:graphic-properties svg:stroke-width="0.1cm" svg:stroke-color="#80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3" style:family="paragraph">
      <style:paragraph-properties fo:text-align="center"/>
    </style:style>
    <style:style style:name="T1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2" draw:layer="layout" svg:width="3cm" svg:height="1cm" svg:x="8.881cm" svg:y="4.019cm">
          <text:p text:style-name="P1"><text:span text:style-name="T1">父进程</text:span></text:p>
        </draw:rect>
        <draw:rect draw:style-name="gr1" draw:text-style-name="P2" draw:layer="layout" svg:width="4cm" svg:height="1cm" svg:x="0.381cm" svg:y="8.819cm">
          <text:p text:style-name="P1"><text:span text:style-name="T1">最新的子进程</text:span></text:p>
        </draw:rect>
        <draw:rect draw:style-name="gr1" draw:text-style-name="P2" draw:layer="layout" svg:width="3cm" svg:height="1cm" svg:x="8.881cm" svg:y="8.819cm">
          <text:p text:style-name="P1"><text:span text:style-name="T1">子进程</text:span></text:p>
        </draw:rect>
        <draw:rect draw:style-name="gr1" draw:text-style-name="P2" draw:id="id1" draw:layer="layout" svg:width="4cm" svg:height="1cm" svg:x="15.581cm" svg:y="8.819cm">
          <text:p text:style-name="P1"><text:span text:style-name="T1">最老的子进程</text:span></text:p>
        </draw:rect>
        <draw:line draw:style-name="gr2" draw:text-style-name="P3" draw:layer="layout" svg:x1="4.381cm" svg:y1="9.019cm" svg:x2="8.881cm" svg:y2="9.019cm">
          <text:p/>
        </draw:line>
        <draw:line draw:style-name="gr2" draw:text-style-name="P3" draw:layer="layout" svg:x1="8.881cm" svg:y1="9.519cm" svg:x2="4.381cm" svg:y2="9.519cm">
          <text:p/>
        </draw:line>
        <draw:line draw:style-name="gr2" draw:text-style-name="P3" draw:layer="layout" svg:x1="11.881cm" svg:y1="9.019cm" svg:x2="15.581cm" svg:y2="9.015cm">
          <text:p/>
        </draw:line>
        <draw:line draw:style-name="gr2" draw:text-style-name="P3" draw:layer="layout" svg:x1="15.581cm" svg:y1="9.517cm" svg:x2="11.881cm" svg:y2="9.517cm">
          <text:p/>
        </draw:line>
        <draw:line draw:style-name="gr2" draw:text-style-name="P3" draw:layer="layout" svg:x1="10.381cm" svg:y1="8.819cm" svg:x2="10.381cm" svg:y2="5.019cm">
          <text:p/>
        </draw:line>
        <draw:custom-shape draw:style-name="gr3" draw:text-style-name="P1" draw:layer="layout" svg:width="2.5cm" svg:height="1cm" svg:x="10.881cm" svg:y="6.019cm">
          <text:p text:style-name="P1">p_pptr</text:p>
          <draw:enhanced-geometry svg:viewBox="0 0 21600 21600" draw:text-areas="800 800 20800 20800" draw:type="round-rectangular-callout" draw:modifiers="-4171.45141943223 29821.3786213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4" draw:text-style-name="P3" draw:layer="layout" svg:width="8.008cm" svg:height="4.6cm" svg:x="0.873cm" svg:y="4.219cm" svg:viewBox="0 0 8009 4601" draw:points="0,4600 8,0 8008,0">
          <text:p/>
        </draw:polyline>
        <draw:polyline draw:style-name="gr5" draw:text-style-name="P3" draw:layer="layout" svg:width="7.5cm" svg:height="4.1cm" svg:x="1.381cm" svg:y="4.719cm" svg:viewBox="0 0 7501 4101" draw:points="7500,0 0,0 0,4100">
          <text:p/>
        </draw:polyline>
        <draw:custom-shape draw:style-name="gr3" draw:text-style-name="P1" draw:layer="layout" svg:width="2.5cm" svg:height="1cm" svg:x="3.881cm" svg:y="2.819cm">
          <text:p text:style-name="P1">p_pptr</text:p>
          <draw:enhanced-geometry svg:viewBox="0 0 21600 21600" draw:text-areas="800 800 20800 20800" draw:type="round-rectangular-callout" draw:modifiers="-4171.45141943223 29821.37862137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5cm" svg:height="1cm" svg:x="4.381cm" svg:y="5.019cm">
          <text:p text:style-name="P1">p_cptr</text:p>
          <draw:enhanced-geometry svg:viewBox="0 0 21600 21600" draw:text-areas="800 800 20800 20800" draw:type="round-rectangular-callout" draw:modifiers="-1278.20871651339 -5567.232767232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5cm" svg:height="1cm" svg:x="5.881cm" svg:y="9.819cm">
          <text:p text:style-name="P1">p_ysptr</text:p>
          <draw:enhanced-geometry svg:viewBox="0 0 21600 21600" draw:text-areas="800 800 20800 20800" draw:type="round-rectangular-callout" draw:modifiers="-1433.66653338665 -5243.556443556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5cm" svg:height="1cm" svg:x="5.881cm" svg:y="7.519cm">
          <text:p text:style-name="P1">p_osptr</text:p>
          <draw:enhanced-geometry svg:viewBox="0 0 21600 21600" draw:text-areas="800 800 20800 20800" draw:type="round-rectangular-callout" draw:modifiers="-4404.6381447421 32410.7892107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5cm" svg:height="1cm" svg:x="12.881cm" svg:y="9.819cm">
          <text:p text:style-name="P1">p_ysptr</text:p>
          <draw:enhanced-geometry svg:viewBox="0 0 21600 21600" draw:text-areas="800 800 20800 20800" draw:type="round-rectangular-callout" draw:modifiers="-656.377449020392 -6948.25174825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2.5cm" svg:height="1cm" svg:x="13.081cm" svg:y="7.519cm">
          <text:p text:style-name="P1">p_osptr</text:p>
          <draw:enhanced-geometry svg:viewBox="0 0 21600 21600" draw:text-areas="800 800 20800 20800" draw:type="round-rectangular-callout" draw:modifiers="-2841.42343062775 32971.82817182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" draw:text-style-name="P3" draw:layer="layout" svg:x1="17.581cm" svg:y1="8.819cm" svg:x2="11.881cm" svg:y2="4.519cm" draw:start-shape="id1" draw:start-glue-point="0" draw:end-shape="id2" draw:end-glue-point="1">
          <text:p/>
        </draw:connector>
        <draw:custom-shape draw:style-name="gr3" draw:text-style-name="P1" draw:layer="layout" svg:width="2.5cm" svg:height="1cm" svg:x="15.881cm" svg:y="3.119cm">
          <text:p text:style-name="P1">p_pptr</text:p>
          <draw:enhanced-geometry svg:viewBox="0 0 21600 21600" draw:text-areas="800 800 20800 20800" draw:type="round-rectangular-callout" draw:modifiers="-967.293082766893 30425.5744255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2T21:29:20</meta:creation-date>
    <dc:date>2007-12-15T22:13:03</dc:date>
    <dc:language>en-US</dc:language>
    <meta:editing-cycles>10</meta:editing-cycles>
    <meta:editing-duration>PT1H15M49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